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A0230000633800003B882287CCFAAA68575A.pdf" manifest:media-type="application/pdf"/>
  <manifest:file-entry manifest:full-path="Pictures/1000967E0000633800003B889F7FA32E9C972491.pdf" manifest:media-type="application/pdf"/>
  <manifest:file-entry manifest:full-path="Pictures/10000001000003C000000240FE0DD691A1D97787.png" manifest:media-type="image/png"/>
  <manifest:file-entry manifest:full-path="Pictures/10000001000003C000000240811D93480BADD47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74cm, 6.686cm, 4.011cm, 5.01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75cm, 6.684cm, 3.677cm, 3.341cm)" draw:image-opacity="100%" style:mirror="none" loext:decorative="false"/>
    </style:style>
    <style:style style:name="gr3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2.742cm" fo:min-width="1.86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48cm" svg:height="5.499cm" svg:x="0.102cm" svg:y="0.251cm">
          <draw:image xlink:href="Pictures/1000A0230000633800003B882287CCFAAA68575A.pdf" xlink:type="simple" xlink:show="embed" xlink:actuate="onLoad" draw:mime-type="application/pdf">
            <text:p/>
          </draw:image>
          <draw:image xlink:href="Pictures/10000001000003C000000240FE0DD691A1D97787.png" xlink:type="simple" xlink:show="embed" xlink:actuate="onLoad" draw:mime-type="image/png"/>
        </draw:frame>
        <draw:frame draw:style-name="gr2" draw:text-style-name="P1" draw:layer="layout" svg:width="11.499cm" svg:height="5.749cm" svg:x="11.401cm" svg:y="0.25cm">
          <draw:image xlink:href="Pictures/1000967E0000633800003B889F7FA32E9C972491.pdf" xlink:type="simple" xlink:show="embed" xlink:actuate="onLoad" draw:mime-type="application/pdf">
            <text:p/>
          </draw:image>
          <draw:image xlink:href="Pictures/10000001000003C000000240811D93480BADD47B.png" xlink:type="simple" xlink:show="embed" xlink:actuate="onLoad" draw:mime-type="image/png"/>
        </draw:frame>
        <draw:custom-shape draw:style-name="gr3" draw:text-style-name="P2" draw:layer="layout" svg:width="3.75cm" svg:height="4.75cm" svg:x="9.301cm" svg:y="0.7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4T09:12:20.480000000</meta:creation-date>
    <dc:date>2024-01-24T09:17:45.510000000</dc:date>
    <meta:editing-duration>PT5M25S</meta:editing-duration>
    <meta:editing-cycles>1</meta:editing-cycles>
    <meta:document-statistic meta:object-count="3"/>
    <meta:generator>LibreOffice/7.6.1.2$Windows_X86_64 LibreOffice_project/f5defcebd022c5bc36bbb79be232cb6926d8f674</meta:generator>
  </office:meta>
</office:document-meta>
</file>